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1.B1" style:family="table-cell">
      <style:table-cell-properties fo:padding="0.097cm" fo:border="0.05pt solid #ffffff"/>
    </style:style>
    <style:style style:name="Tableau1.2" style:family="table-row">
      <style:table-row-properties style:min-row-height="3.418cm"/>
    </style:style>
    <style:style style:name="Tableau1.A2" style:family="table-cell">
      <style:table-cell-properties fo:padding="0.097cm" fo:border-left="0.05pt solid #ffffff" fo:border-right="none" fo:border-top="none" fo:border-bottom="0.05pt solid #ffffff"/>
    </style:style>
    <style:style style:name="Tableau1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1.4" style:family="table-row">
      <style:table-row-properties style:min-row-height="2.662cm"/>
    </style:style>
    <style:style style:name="Tableau1.5" style:family="table-row">
      <style:table-row-properties style:min-row-height="0.688cm"/>
    </style:style>
    <style:style style:name="Tableau1.6" style:family="table-row">
      <style:table-row-properties style:min-row-height="4.207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2.B1" style:family="table-cell">
      <style:table-cell-properties fo:padding="0.097cm" fo:border="0.05pt solid #ffffff"/>
    </style:style>
    <style:style style:name="Tableau2.2" style:family="table-row">
      <style:table-row-properties style:min-row-height="3.418cm"/>
    </style:style>
    <style:style style:name="Tableau2.A2" style:family="table-cell">
      <style:table-cell-properties fo:padding="0.097cm" fo:border-left="0.05pt solid #ffffff" fo:border-right="none" fo:border-top="none" fo:border-bottom="0.05pt solid #ffffff"/>
    </style:style>
    <style:style style:name="Tableau2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2.4" style:family="table-row">
      <style:table-row-properties style:min-row-height="2.662cm"/>
    </style:style>
    <style:style style:name="Tableau2.5" style:family="table-row">
      <style:table-row-properties style:min-row-height="0.688cm"/>
    </style:style>
    <style:style style:name="Tableau2.6" style:family="table-row">
      <style:table-row-properties style:min-row-height="4.207cm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3.B1" style:family="table-cell">
      <style:table-cell-properties fo:padding="0.097cm" fo:border="0.05pt solid #ffffff"/>
    </style:style>
    <style:style style:name="Tableau3.2" style:family="table-row">
      <style:table-row-properties style:min-row-height="3.418cm"/>
    </style:style>
    <style:style style:name="Tableau3.A2" style:family="table-cell">
      <style:table-cell-properties fo:padding="0.097cm" fo:border-left="0.05pt solid #ffffff" fo:border-right="none" fo:border-top="none" fo:border-bottom="0.05pt solid #ffffff"/>
    </style:style>
    <style:style style:name="Tableau3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3.4" style:family="table-row">
      <style:table-row-properties style:min-row-height="2.662cm"/>
    </style:style>
    <style:style style:name="Tableau3.5" style:family="table-row">
      <style:table-row-properties style:min-row-height="0.688cm"/>
    </style:style>
    <style:style style:name="Tableau3.6" style:family="table-row">
      <style:table-row-properties style:min-row-height="4.207cm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4.B1" style:family="table-cell">
      <style:table-cell-properties fo:padding="0.097cm" fo:border="0.05pt solid #ffffff"/>
    </style:style>
    <style:style style:name="Tableau4.2" style:family="table-row">
      <style:table-row-properties style:min-row-height="3.418cm"/>
    </style:style>
    <style:style style:name="Tableau4.A2" style:family="table-cell">
      <style:table-cell-properties fo:padding="0.097cm" fo:border-left="0.05pt solid #ffffff" fo:border-right="none" fo:border-top="none" fo:border-bottom="0.05pt solid #ffffff"/>
    </style:style>
    <style:style style:name="Tableau4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4.4" style:family="table-row">
      <style:table-row-properties style:min-row-height="2.662cm"/>
    </style:style>
    <style:style style:name="Tableau4.5" style:family="table-row">
      <style:table-row-properties style:min-row-height="0.688cm"/>
    </style:style>
    <style:style style:name="Tableau4.6" style:family="table-row">
      <style:table-row-properties style:min-row-height="4.207cm"/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08d83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55dae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6ab3ef" style:font-weight-asian="bold" style:font-weight-complex="bold"/>
    </style:style>
    <style:style style:name="P4" style:family="paragraph" style:parent-style-name="Table_20_Contents">
      <style:text-properties style:use-window-font-color="true" officeooo:rsid="0053ac28" officeooo:paragraph-rsid="0055dae6" fo:background-color="#fc5c00"/>
    </style:style>
    <style:style style:name="P5" style:family="paragraph" style:parent-style-name="Table_20_Contents">
      <style:text-properties style:use-window-font-color="true" officeooo:rsid="0053ac28" officeooo:paragraph-rsid="006ab3ef" fo:background-color="#fc5c00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53ac28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55dae6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6ab3ef"/>
    </style:style>
    <style:style style:name="P9" style:family="paragraph" style:parent-style-name="Standard">
      <style:text-properties style:use-window-font-color="true" officeooo:rsid="000e3d0d"/>
    </style:style>
    <style:style style:name="P10" style:family="paragraph" style:parent-style-name="Standard">
      <style:text-properties style:use-window-font-color="true" style:text-underline-style="solid" style:text-underline-width="auto" style:text-underline-color="font-color" officeooo:rsid="003bf4c8" officeooo:paragraph-rsid="003bf4c8"/>
    </style:style>
    <style:style style:name="P11" style:family="paragraph" style:parent-style-name="Standard">
      <style:text-properties style:use-window-font-color="true" style:text-underline-style="solid" style:text-underline-width="auto" style:text-underline-color="font-color" officeooo:rsid="003bf4c8" officeooo:paragraph-rsid="0055dae6"/>
    </style:style>
    <style:style style:name="P12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officeooo:rsid="003bf4c8" officeooo:paragraph-rsid="003bf4c8" style:font-size-asian="12pt" style:font-size-complex="12pt"/>
    </style:style>
    <style:style style:name="P13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officeooo:rsid="003bf4c8" officeooo:paragraph-rsid="006ab3ef" style:font-size-asian="12pt" style:font-size-complex="12pt"/>
    </style:style>
    <style:style style:name="P14" style:family="paragraph" style:parent-style-name="Standard">
      <style:text-properties style:use-window-font-color="true" style:font-name="Liberation Serif" fo:font-size="12pt" officeooo:rsid="000e3d0d" style:font-size-asian="12pt" style:font-size-complex="12pt"/>
    </style:style>
    <style:style style:name="P15" style:family="paragraph" style:parent-style-name="Standard">
      <style:text-properties style:use-window-font-color="true" style:font-name="Liberation Serif" officeooo:rsid="000e3d0d"/>
    </style:style>
    <style:style style:name="P16" style:family="paragraph" style:parent-style-name="Standard">
      <style:text-properties fo:font-variant="normal" fo:text-transform="none" style:use-window-font-color="true" style:font-name="Liberation Serif" fo:font-size="12pt" fo:font-style="normal" fo:font-weight="normal" officeooo:rsid="000e3d0d" style:font-size-asian="12pt" style:font-size-complex="12pt" loext:padding="0cm" loext:border="none"/>
    </style:style>
    <style:style style:name="P17" style:family="paragraph" style:parent-style-name="Text_20_body">
      <style:text-properties style:use-window-font-color="true" officeooo:rsid="0029290a" officeooo:paragraph-rsid="0029290a" fo:background-color="#fc5c00"/>
    </style:style>
    <style:style style:name="P18" style:family="paragraph" style:parent-style-name="Text_20_body">
      <style:text-properties style:use-window-font-color="true" officeooo:rsid="0029ec91" officeooo:paragraph-rsid="0029ec91" fo:background-color="#106802"/>
    </style:style>
    <style:style style:name="P19" style:family="paragraph" style:parent-style-name="Text_20_body">
      <style:text-properties style:use-window-font-color="true" officeooo:rsid="0029ec91" officeooo:paragraph-rsid="0029ec91" fo:background-color="#530260"/>
    </style:style>
    <style:style style:name="P20" style:family="paragraph" style:parent-style-name="Text_20_body">
      <style:text-properties style:use-window-font-color="true" officeooo:rsid="002c02ec" officeooo:paragraph-rsid="002c02ec" fo:background-color="#023f62"/>
    </style:style>
    <style:style style:name="P21" style:family="paragraph" style:parent-style-name="Text_20_body">
      <style:text-properties style:use-window-font-color="true" officeooo:rsid="002c9978" officeooo:paragraph-rsid="002c9978" fo:background-color="#876900"/>
    </style:style>
    <style:style style:name="P22" style:family="paragraph" style:parent-style-name="Text_20_body">
      <style:text-properties style:use-window-font-color="true" officeooo:rsid="0028aba7" officeooo:paragraph-rsid="0028aba7"/>
    </style:style>
    <style:style style:name="P23" style:family="paragraph" style:parent-style-name="Standard" style:list-style-name="L3">
      <style:text-properties style:use-window-font-color="true" officeooo:rsid="003ee05b" officeooo:paragraph-rsid="00504cc8" fo:background-color="#fc5c00"/>
    </style:style>
    <style:style style:name="P24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officeooo:rsid="003bf4c8" officeooo:paragraph-rsid="006ab3ef" style:font-size-asian="12pt" style:font-size-complex="12pt"/>
    </style:style>
    <style:style style:name="P25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officeooo:rsid="003bf4c8" officeooo:paragraph-rsid="007a65be" style:font-size-asian="12pt" style:font-size-complex="12pt"/>
    </style:style>
    <style:style style:name="P26" style:family="paragraph" style:parent-style-name="Standard" style:list-style-name="L11">
      <style:text-properties officeooo:rsid="0040585b" officeooo:paragraph-rsid="0044595e"/>
    </style:style>
    <style:style style:name="P27" style:family="paragraph" style:parent-style-name="Table_20_Contents" style:list-style-name="L1">
      <style:text-properties style:use-window-font-color="true" fo:font-style="normal" officeooo:rsid="000ef1b2" officeooo:paragraph-rsid="000ef1b2" fo:background-color="#fc5c00" style:font-style-asian="normal" style:font-style-complex="normal"/>
    </style:style>
    <style:style style:name="P28" style:family="paragraph" style:parent-style-name="Table_20_Contents" style:list-style-name="L1">
      <style:text-properties style:use-window-font-color="true" fo:font-style="normal" officeooo:rsid="000f040f" officeooo:paragraph-rsid="000f040f" fo:background-color="#fc5c00" style:font-style-asian="normal" style:font-style-complex="normal"/>
    </style:style>
    <style:style style:name="P29" style:family="paragraph" style:parent-style-name="Table_20_Contents" style:list-style-name="L1">
      <style:text-properties style:use-window-font-color="true" fo:font-style="normal" officeooo:rsid="0012807c" officeooo:paragraph-rsid="0012807c" fo:background-color="#fc5c00" style:font-style-asian="normal" style:font-style-complex="normal"/>
    </style:style>
    <style:style style:name="P30" style:family="paragraph" style:parent-style-name="Table_20_Contents" style:list-style-name="L1">
      <style:text-properties style:use-window-font-color="true" fo:font-style="normal" officeooo:rsid="0012c609" officeooo:paragraph-rsid="0012c609" fo:background-color="#fc5c00" style:font-style-asian="normal" style:font-style-complex="normal"/>
    </style:style>
    <style:style style:name="P31" style:family="paragraph" style:parent-style-name="Table_20_Contents" style:list-style-name="L1">
      <style:text-properties style:use-window-font-color="true" fo:font-style="normal" officeooo:rsid="0013e90a" officeooo:paragraph-rsid="0013e90a" fo:background-color="#fc5c00" style:font-style-asian="normal" style:font-style-complex="normal"/>
    </style:style>
    <style:style style:name="P32" style:family="paragraph" style:parent-style-name="Table_20_Contents" style:list-style-name="L1">
      <style:text-properties style:use-window-font-color="true" officeooo:rsid="0013e90a" officeooo:paragraph-rsid="0013e90a"/>
    </style:style>
    <style:style style:name="P33" style:family="paragraph" style:parent-style-name="Table_20_Contents" style:list-style-name="L1">
      <style:text-properties style:use-window-font-color="true" officeooo:rsid="001cfd06" officeooo:paragraph-rsid="001cfd06" fo:background-color="#fc5c00"/>
    </style:style>
    <style:style style:name="P34" style:family="paragraph" style:parent-style-name="Table_20_Contents" style:list-style-name="L1">
      <style:text-properties style:use-window-font-color="true" officeooo:rsid="0022b06a" officeooo:paragraph-rsid="0022b06a" fo:background-color="#fc5c00"/>
    </style:style>
    <style:style style:name="P35" style:family="paragraph" style:parent-style-name="Table_20_Contents" style:list-style-name="L1">
      <style:text-properties style:use-window-font-color="true" officeooo:rsid="0023aca7" officeooo:paragraph-rsid="0023aca7" fo:background-color="#fc5c00"/>
    </style:style>
    <style:style style:name="P36" style:family="paragraph" style:parent-style-name="Table_20_Contents" style:list-style-name="L1">
      <style:text-properties style:use-window-font-color="true" officeooo:rsid="00274fa0" officeooo:paragraph-rsid="00274fa0" fo:background-color="#fc5c00"/>
    </style:style>
    <style:style style:name="P37" style:family="paragraph" style:parent-style-name="Table_20_Contents" style:list-style-name="L1">
      <style:text-properties style:use-window-font-color="true" officeooo:rsid="00280c6c" officeooo:paragraph-rsid="00280c6c" fo:background-color="#fc5c00"/>
    </style:style>
    <style:style style:name="P38" style:family="paragraph" style:parent-style-name="Table_20_Contents" style:list-style-name="L2">
      <style:text-properties style:use-window-font-color="true" officeooo:rsid="00463c27" officeooo:paragraph-rsid="00463c27" fo:background-color="#fc5c00"/>
    </style:style>
    <style:style style:name="P39" style:family="paragraph" style:parent-style-name="Table_20_Contents" style:list-style-name="L3">
      <style:text-properties style:use-window-font-color="true" officeooo:rsid="004b505e" officeooo:paragraph-rsid="004b505e" fo:background-color="#fc5c00"/>
    </style:style>
    <style:style style:name="P40" style:family="paragraph" style:parent-style-name="Table_20_Contents" style:list-style-name="L3">
      <style:text-properties style:use-window-font-color="true" officeooo:rsid="004bb2b4" officeooo:paragraph-rsid="004bb2b4" fo:background-color="#fc5c00"/>
    </style:style>
    <style:style style:name="P41" style:family="paragraph" style:parent-style-name="Table_20_Contents" style:list-style-name="L6">
      <style:text-properties style:use-window-font-color="true" officeooo:rsid="004bb2b4" officeooo:paragraph-rsid="0055dae6" fo:background-color="#fc5c00"/>
    </style:style>
    <style:style style:name="P42" style:family="paragraph" style:parent-style-name="Table_20_Contents" style:list-style-name="L10">
      <style:text-properties style:use-window-font-color="true" officeooo:rsid="004bb2b4" officeooo:paragraph-rsid="006ab3ef" fo:background-color="#fc5c00"/>
    </style:style>
    <style:style style:name="P43" style:family="paragraph" style:parent-style-name="Table_20_Contents" style:list-style-name="L13">
      <style:text-properties style:use-window-font-color="true" officeooo:rsid="004bb2b4" officeooo:paragraph-rsid="007a65be" fo:background-color="#fc5c00"/>
    </style:style>
    <style:style style:name="P44" style:family="paragraph" style:parent-style-name="Table_20_Contents" style:list-style-name="L3">
      <style:text-properties style:use-window-font-color="true" officeooo:rsid="00524975" officeooo:paragraph-rsid="00524975" fo:background-color="#fc5c00"/>
    </style:style>
    <style:style style:name="P45" style:family="paragraph" style:parent-style-name="Table_20_Contents" style:list-style-name="L3">
      <style:text-properties style:use-window-font-color="true" officeooo:rsid="00524975" officeooo:paragraph-rsid="0053ac28" fo:background-color="#fc5c00"/>
    </style:style>
    <style:style style:name="P46" style:family="paragraph" style:parent-style-name="Table_20_Contents" style:list-style-name="L6">
      <style:text-properties style:use-window-font-color="true" officeooo:rsid="00524975" officeooo:paragraph-rsid="0055dae6" fo:background-color="#fc5c00"/>
    </style:style>
    <style:style style:name="P47" style:family="paragraph" style:parent-style-name="Table_20_Contents" style:list-style-name="L3">
      <style:text-properties style:use-window-font-color="true" officeooo:rsid="0053ac28" officeooo:paragraph-rsid="0053ac28" fo:background-color="#fc5c00"/>
    </style:style>
    <style:style style:name="P48" style:family="paragraph" style:parent-style-name="Table_20_Contents">
      <style:text-properties style:use-window-font-color="true" officeooo:rsid="0053ac28" officeooo:paragraph-rsid="007a65be" fo:background-color="#fc5c00"/>
    </style:style>
    <style:style style:name="P49" style:family="paragraph" style:parent-style-name="Table_20_Contents" style:list-style-name="L4">
      <style:text-properties style:use-window-font-color="true" officeooo:rsid="00578c38" officeooo:paragraph-rsid="00578c38" fo:background-color="#fc5c00"/>
    </style:style>
    <style:style style:name="P50" style:family="paragraph" style:parent-style-name="Table_20_Contents" style:list-style-name="L4">
      <style:text-properties style:use-window-font-color="true" officeooo:rsid="0059f1ca" officeooo:paragraph-rsid="0059f1ca" fo:background-color="#fc5c00"/>
    </style:style>
    <style:style style:name="P51" style:family="paragraph" style:parent-style-name="Table_20_Contents" style:list-style-name="L4">
      <style:text-properties style:use-window-font-color="true" officeooo:rsid="005ad277" officeooo:paragraph-rsid="0055dae6" fo:background-color="#fc5c00"/>
    </style:style>
    <style:style style:name="P52" style:family="paragraph" style:parent-style-name="Table_20_Contents" style:list-style-name="L5">
      <style:text-properties style:use-window-font-color="true" officeooo:rsid="0064452b" officeooo:paragraph-rsid="0064452b" fo:background-color="#fc5c00"/>
    </style:style>
    <style:style style:name="P53" style:family="paragraph" style:parent-style-name="Table_20_Contents" style:list-style-name="L5">
      <style:text-properties style:use-window-font-color="true" officeooo:rsid="0064bee0" officeooo:paragraph-rsid="0064bee0" fo:background-color="#fc5c00"/>
    </style:style>
    <style:style style:name="P54" style:family="paragraph" style:parent-style-name="Table_20_Contents" style:list-style-name="L7">
      <style:text-properties style:use-window-font-color="true" officeooo:rsid="006cbec2" officeooo:paragraph-rsid="006cbec2" fo:background-color="#fc5c00"/>
    </style:style>
    <style:style style:name="P55" style:family="paragraph" style:parent-style-name="Table_20_Contents" style:list-style-name="L7">
      <style:text-properties style:use-window-font-color="true" officeooo:rsid="006f1c2d" officeooo:paragraph-rsid="006f1c2d" fo:background-color="#fc5c00"/>
    </style:style>
    <style:style style:name="P56" style:family="paragraph" style:parent-style-name="Table_20_Contents" style:list-style-name="L7">
      <style:text-properties style:use-window-font-color="true" officeooo:rsid="0070618d" officeooo:paragraph-rsid="0070618d" fo:background-color="#fc5c00"/>
    </style:style>
    <style:style style:name="P57" style:family="paragraph" style:parent-style-name="Table_20_Contents" style:list-style-name="L7">
      <style:text-properties style:use-window-font-color="true" officeooo:rsid="0072acf3" officeooo:paragraph-rsid="0072acf3" fo:background-color="#fc5c00"/>
    </style:style>
    <style:style style:name="P58" style:family="paragraph" style:parent-style-name="Table_20_Contents" style:list-style-name="L7">
      <style:text-properties style:use-window-font-color="true" officeooo:rsid="00708786" officeooo:paragraph-rsid="00708786" fo:background-color="#fc5c00"/>
    </style:style>
    <style:style style:name="P59" style:family="paragraph" style:parent-style-name="Table_20_Contents" style:list-style-name="L7">
      <style:text-properties style:use-window-font-color="true" officeooo:rsid="0073f6eb" officeooo:paragraph-rsid="0073f6eb" fo:background-color="#fc5c00"/>
    </style:style>
    <style:style style:name="P60" style:family="paragraph" style:parent-style-name="Table_20_Contents" style:list-style-name="L7">
      <style:text-properties style:use-window-font-color="true" officeooo:rsid="0073f6eb" officeooo:paragraph-rsid="007a65be" fo:background-color="#fc5c00"/>
    </style:style>
    <style:style style:name="P61" style:family="paragraph" style:parent-style-name="Table_20_Contents" style:list-style-name="L7">
      <style:text-properties style:use-window-font-color="true" officeooo:rsid="007cd765" officeooo:paragraph-rsid="007cd765" fo:background-color="#fc5c00"/>
    </style:style>
    <style:style style:name="P62" style:family="paragraph" style:parent-style-name="Table_20_Contents" style:list-style-name="L7">
      <style:text-properties style:use-window-font-color="true" officeooo:rsid="007e9275" officeooo:paragraph-rsid="007e9275" fo:background-color="#fc5c00"/>
    </style:style>
    <style:style style:name="P63" style:family="paragraph" style:parent-style-name="Table_20_Contents" style:list-style-name="L7">
      <style:text-properties style:use-window-font-color="true" officeooo:rsid="007fee3f" officeooo:paragraph-rsid="007fee3f" fo:background-color="#fc5c00"/>
    </style:style>
    <style:style style:name="P64" style:family="paragraph" style:parent-style-name="Table_20_Contents" style:list-style-name="L7">
      <style:text-properties style:use-window-font-color="true" officeooo:rsid="00807799" officeooo:paragraph-rsid="00807799" fo:background-color="#fc5c00"/>
    </style:style>
    <style:style style:name="P65" style:family="paragraph" style:parent-style-name="Table_20_Contents" style:list-style-name="L7">
      <style:text-properties style:use-window-font-color="true" officeooo:rsid="0080ecab" officeooo:paragraph-rsid="0080ecab" fo:background-color="#fc5c00"/>
    </style:style>
    <style:style style:name="P66" style:family="paragraph" style:parent-style-name="Table_20_Contents" style:list-style-name="L7">
      <style:text-properties style:use-window-font-color="true" officeooo:rsid="0081f61c" officeooo:paragraph-rsid="0081f61c" fo:background-color="#fc5c00"/>
    </style:style>
    <style:style style:name="P67" style:family="paragraph" style:parent-style-name="Table_20_Contents" style:list-style-name="L1">
      <style:text-properties style:use-window-font-color="true" officeooo:rsid="00280c6c" officeooo:paragraph-rsid="00280c6c" fo:background-color="#876900"/>
    </style:style>
    <style:style style:name="P68" style:family="paragraph" style:parent-style-name="Table_20_Contents" style:list-style-name="L2">
      <style:text-properties style:use-window-font-color="true" officeooo:rsid="0037c7c6" officeooo:paragraph-rsid="0037c7c6" fo:background-color="#876900"/>
    </style:style>
    <style:style style:name="P69" style:family="paragraph" style:parent-style-name="Table_20_Contents" style:list-style-name="L1">
      <style:text-properties style:use-window-font-color="true" officeooo:rsid="002fda53" officeooo:paragraph-rsid="002fda53" fo:background-color="#106802"/>
    </style:style>
    <style:style style:name="P70" style:family="paragraph" style:parent-style-name="Table_20_Contents" style:list-style-name="L2">
      <style:text-properties style:use-window-font-color="true" officeooo:rsid="0036b881" officeooo:paragraph-rsid="0036b881" fo:background-color="#106802"/>
    </style:style>
    <style:style style:name="P71" style:family="paragraph" style:parent-style-name="Table_20_Contents" style:list-style-name="L2">
      <style:text-properties style:use-window-font-color="true" fo:language="pl" fo:country="PL" officeooo:rsid="003291dd" officeooo:paragraph-rsid="003291dd" fo:background-color="#fc5c00"/>
    </style:style>
    <style:style style:name="P72" style:family="paragraph" style:parent-style-name="Table_20_Contents" style:list-style-name="L2">
      <style:text-properties style:use-window-font-color="true" fo:language="fr" fo:country="BE" officeooo:rsid="0034e6f2" officeooo:paragraph-rsid="0034e6f2" fo:background-color="#fc5c00"/>
    </style:style>
    <style:style style:name="P73" style:family="paragraph" style:parent-style-name="Table_20_Contents" style:list-style-name="L5">
      <style:text-properties style:use-window-font-color="true" fo:language="fr" fo:country="BE" officeooo:rsid="006080e7" officeooo:paragraph-rsid="006080e7" fo:background-color="#fc5c00"/>
    </style:style>
    <style:style style:name="P74" style:family="paragraph" style:parent-style-name="Table_20_Contents" style:list-style-name="L8">
      <style:text-properties style:use-window-font-color="true" fo:language="fr" fo:country="BE" officeooo:rsid="0074c36c" officeooo:paragraph-rsid="0074c36c" fo:background-color="#fc5c00"/>
    </style:style>
    <style:style style:name="P75" style:family="paragraph" style:parent-style-name="Table_20_Contents" style:list-style-name="L8">
      <style:text-properties style:use-window-font-color="true" fo:language="fr" fo:country="BE" officeooo:rsid="0074cc8b" officeooo:paragraph-rsid="0074cc8b" fo:background-color="#fc5c00"/>
    </style:style>
    <style:style style:name="P76" style:family="paragraph" style:parent-style-name="Table_20_Contents" style:list-style-name="L12">
      <style:text-properties style:use-window-font-color="true" fo:language="fr" fo:country="BE" officeooo:rsid="0074cc8b" officeooo:paragraph-rsid="007a65be" fo:background-color="#fc5c00"/>
    </style:style>
    <style:style style:name="P77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7a65be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7a65be"/>
    </style:style>
    <style:style style:name="P79" style:family="paragraph" style:parent-style-name="Table_20_Contents" style:list-style-name="L8">
      <style:text-properties officeooo:paragraph-rsid="007a65be"/>
    </style:style>
    <style:style style:name="P80" style:family="paragraph" style:parent-style-name="Table_20_Contents" style:list-style-name="L10">
      <style:text-properties officeooo:paragraph-rsid="007a65be"/>
    </style:style>
    <style:style style:name="P81" style:family="paragraph" style:parent-style-name="Table_20_Contents" style:list-style-name="L12">
      <style:text-properties officeooo:paragraph-rsid="007a65be"/>
    </style:style>
    <style:style style:name="P82" style:family="paragraph" style:parent-style-name="Table_20_Contents" style:list-style-name="L13">
      <style:text-properties officeooo:paragraph-rsid="007a65be"/>
    </style:style>
    <style:style style:name="T1" style:family="text">
      <style:text-properties officeooo:rsid="00177d6b"/>
    </style:style>
    <style:style style:name="T2" style:family="text">
      <style:text-properties officeooo:rsid="0019bd11"/>
    </style:style>
    <style:style style:name="T3" style:family="text">
      <style:text-properties officeooo:rsid="001de822"/>
    </style:style>
    <style:style style:name="T4" style:family="text">
      <style:text-properties fo:language="fr" fo:country="BE"/>
    </style:style>
    <style:style style:name="T5" style:family="text">
      <style:text-properties fo:font-variant="normal" fo:text-transform="none" style:font-name="Liberation Serif" fo:font-size="12pt" fo:font-style="normal" fo:font-weight="normal" officeooo:rsid="000e3d0d" style:font-size-asian="12pt" style:font-size-complex="12pt" loext:padding="0cm" loext:border="none"/>
    </style:style>
    <style:style style:name="T6" style:family="text">
      <style:text-properties fo:font-variant="normal" fo:text-transform="none" style:font-name="Liberation Serif" fo:font-size="12pt" fo:font-style="normal" fo:font-weight="normal" officeooo:rsid="003f9311" style:font-size-asian="12pt" style:font-size-complex="12pt" loext:padding="0cm" loext:border="none"/>
    </style:style>
    <style:style style:name="T7" style:family="text">
      <style:text-properties fo:font-variant="normal" fo:text-transform="none" style:font-name="Liberation Serif" fo:font-size="12pt" fo:font-style="normal" fo:font-weight="normal" style:font-size-asian="12pt" style:font-size-complex="12pt" loext:padding="0cm" loext:border="none"/>
    </style:style>
    <style:style style:name="T8" style:family="text">
      <style:text-properties fo:font-variant="normal" fo:text-transform="none" style:use-window-font-color="true" style:font-name="Liberation Serif" fo:font-size="12pt" fo:font-style="normal" fo:font-weight="normal" officeooo:rsid="0044595e" fo:background-color="transparent" loext:char-shading-value="0" style:font-size-asian="12pt" style:font-size-complex="12pt" loext:padding="0.049cm" loext:border="0.06pt solid #000000"/>
    </style:style>
    <style:style style:name="T9" style:family="text">
      <style:text-properties officeooo:rsid="0055dae6"/>
    </style:style>
    <style:style style:name="T10" style:family="text">
      <style:text-properties officeooo:rsid="00684732"/>
    </style:style>
    <style:style style:name="T11" style:family="text">
      <style:text-properties officeooo:rsid="006ab3ef"/>
    </style:style>
    <style:style style:name="T12" style:family="text">
      <style:text-properties officeooo:rsid="00720079"/>
    </style:style>
    <style:style style:name="T13" style:family="text">
      <style:text-properties officeooo:rsid="007365b6"/>
    </style:style>
    <style:style style:name="T14" style:family="text">
      <style:text-properties officeooo:rsid="007a65be"/>
    </style:style>
    <style:style style:name="T15" style:family="text">
      <style:text-properties style:use-window-font-color="true" officeooo:rsid="0078a0c5" fo:background-color="#fc5c00" loext:char-shading-value="0"/>
    </style:style>
    <style:style style:name="T16" style:family="text">
      <style:text-properties style:use-window-font-color="true" officeooo:rsid="007a65be" fo:background-color="#fc5c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WEB PROJECT</text:p>
      <text:p text:style-name="P18">JAVA</text:p>
      <text:p text:style-name="P19">SGBD</text:p>
      <text:p text:style-name="P20">ANALYSE</text:p>
      <text:p text:style-name="P21">AUTRES</text:p>
      <text:p text:style-name="P2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Lundi 06/04/2020</text:p>
          </table:table-cell>
          <table:table-cell table:style-name="Tableau1.B1" office:value-type="string">
            <text:p text:style-name="P1">Mardi 07/04/2020</text:p>
          </table:table-cell>
        </table:table-row>
        <table:table-row table:style-name="Tableau1.2">
          <table:table-cell table:style-name="Tableau1.A2" office:value-type="string">
            <text:list xml:id="list3981082245" text:style-name="L1">
              <text:list-item>
                <text:p text:style-name="P27">Implement <text:s/>password_hash + password_verify. Had a bug because in the DB, pswd was varchar(50) but needed more than 50. Put it at 100, → now it works.</text:p>
              </text:list-item>
              <text:list-item>
                <text:p text:style-name="P28">Correct mod<text:span text:style-name="T2">i</text:span>fy password bug in account view</text:p>
              </text:list-item>
              <text:list-item>
                <text:p text:style-name="P29">modify admin with password «admin»</text:p>
              </text:list-item>
              <text:list-item>
                <text:p text:style-name="P30">add basis of admin panel</text:p>
              </text:list-item>
              <text:list-item>
                <text:p text:style-name="P31">add allclient <text:span text:style-name="T1">→ view is working</text:span></text:p>
                <text:p text:style-name="P32"/>
              </text:list-item>
            </text:list>
          </table:table-cell>
          <table:table-cell table:style-name="Tableau1.B2" office:value-type="string">
            <text:list xml:id="list94519196475557" text:continue-numbering="true" text:style-name="L1">
              <text:list-item>
                <text:p text:style-name="P33">Modify css for the button delete</text:p>
              </text:list-item>
              <text:list-item>
                <text:p text:style-name="P33">Modify css for the button logout, adding a media quer<text:span text:style-name="T3">y </text:span></text:p>
              </text:list-item>
              <text:list-item>
                <text:p text:style-name="P34">add delete in user </text:p>
              </text:list-item>
              <text:list-item>
                <text:p text:style-name="P35">add disabled delete of admin</text:p>
              </text:list-item>
              <text:list-item>
                <text:p text:style-name="P67">help Julien</text:p>
              </text:list-item>
              <text:list-item>
                <text:p text:style-name="P36">working delete of users by admin</text:p>
              </text:list-item>
              <text:list-item>
                <text:p text:style-name="P37">add method post, modify and delete in articles controller </text:p>
              </text:list-item>
              <text:list-item>
                <text:p text:style-name="P69">JAVA avec Julien to help him</text:p>
              </text:list-item>
            </text:list>
          </table:table-cell>
        </table:table-row>
        <table:table-row>
          <table:table-cell table:style-name="Tableau1.A2" office:value-type="string">
            <text:p text:style-name="P1">Mercredi 08/04/2020</text:p>
          </table:table-cell>
          <table:table-cell table:style-name="Tableau1.B2" office:value-type="string">
            <text:p text:style-name="P1">Jeudi 09/04/2020</text:p>
          </table:table-cell>
        </table:table-row>
        <table:table-row table:style-name="Tableau1.4">
          <table:table-cell table:style-name="Tableau1.A2" office:value-type="string">
            <text:list xml:id="list1497217824" text:style-name="L2">
              <text:list-item>
                <text:p text:style-name="P71">I<text:span text:style-name="T4">mplement sellArticle class</text:span></text:p>
              </text:list-item>
              <text:list-item>
                <text:p text:style-name="P72">Réflexion sur comment implémenter le fait que de post un nouvel article remplisse aussi la table sellArticles des ID dont la table a besoin. </text:p>
              </text:list-item>
            </text:list>
          </table:table-cell>
          <table:table-cell table:style-name="Tableau1.B2" office:value-type="string">
            <text:list xml:id="list94518980709755" text:continue-numbering="true" text:style-name="L2">
              <text:list-item>
                <text:p text:style-name="P70">Garage JAVA</text:p>
              </text:list-item>
              <text:list-item>
                <text:p text:style-name="P68">Ask help to teachers</text:p>
              </text:list-item>
              <text:list-item>
                <text:p text:style-name="P38">Essai d implémenter la solution du prof</text:p>
                <text:p text:style-name="P38">$this→DB→query plante</text:p>
              </text:list-item>
            </text:list>
          </table:table-cell>
        </table:table-row>
        <table:table-row table:style-name="Tableau1.5">
          <table:table-cell table:style-name="Tableau1.A2" office:value-type="string">
            <text:p text:style-name="P1">Vendredi 10/04/2020</text:p>
          </table:table-cell>
          <table:table-cell table:style-name="Tableau1.B2" office:value-type="string">
            <text:p text:style-name="P6">Week end</text:p>
          </table:table-cell>
        </table:table-row>
        <table:table-row table:style-name="Tableau1.6">
          <table:table-cell table:style-name="Tableau1.A2" office:value-type="string">
            <text:list xml:id="list2283156081" text:style-name="L3">
              <text:list-item>
                <text:p text:style-name="P39">Ask teacher help. It worked</text:p>
              </text:list-item>
              <text:list-item>
                <text:p text:style-name="P23"><text:span text:style-name="T5">i</text:span><text:span text:style-name="T7">nit co DB in the constructor </text:span><text:span text:style-name="T6">to have it only one time.</text:span></text:p>
              </text:list-item>
              <text:list-item>
                <text:p text:style-name="P40">New bug, detail page of articles «Does not exists» … </text:p>
                <text:p text:style-name="P44"/>
              </text:list-item>
            </text:list>
          </table:table-cell>
          <table:table-cell table:style-name="Tableau1.B2" office:value-type="string">
            <text:list xml:id="list94519297804511" text:continue-numbering="true" text:style-name="L3">
              <text:list-item>
                <text:p text:style-name="P45">add post of the sellarticles with lastIndexId. Work ! </text:p>
              </text:list-item>
              <text:list-item>
                <text:p text:style-name="P47">Bug of modify info users corrected.</text:p>
              </text:list-item>
            </text:list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1"><text:soft-page-break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Lundi <text:span text:style-name="T9">13</text:span>/04/2020</text:p>
          </table:table-cell>
          <table:table-cell table:style-name="Tableau2.B1" office:value-type="string">
            <text:p text:style-name="P2">Mardi <text:span text:style-name="T9">14</text:span>/04/2020</text:p>
          </table:table-cell>
        </table:table-row>
        <table:table-row table:style-name="Tableau2.2">
          <table:table-cell table:style-name="Tableau2.A2" office:value-type="string">
            <text:list xml:id="list3237713672" text:style-name="L4">
              <text:list-item>
                <text:p text:style-name="P49">Add delete of idUser in sellarticle when deleting a user. It delete the lign.</text:p>
              </text:list-item>
              <text:list-item>
                <text:p text:style-name="P50">Test of deleting articles in the same times. NOT working.</text:p>
              </text:list-item>
            </text:list>
          </table:table-cell>
          <table:table-cell table:style-name="Tableau2.B2" office:value-type="string">
            <text:list xml:id="list94518984716363" text:continue-numbering="true" text:style-name="L4">
              <text:list-item>
                <text:p text:style-name="P51">View of articles selled by a user for this user .</text:p>
              </text:list-item>
            </text:list>
          </table:table-cell>
        </table:table-row>
        <table:table-row>
          <table:table-cell table:style-name="Tableau2.A2" office:value-type="string">
            <text:p text:style-name="P2">Mercredi <text:span text:style-name="T9">15</text:span>/04/2020</text:p>
          </table:table-cell>
          <table:table-cell table:style-name="Tableau2.B2" office:value-type="string">
            <text:p text:style-name="P2">Jeudi <text:span text:style-name="T9">16</text:span>/04/2020</text:p>
          </table:table-cell>
        </table:table-row>
        <table:table-row table:style-name="Tableau2.4">
          <table:table-cell table:style-name="Tableau2.A2" office:value-type="string">
            <text:list xml:id="list2888112076" text:style-name="L5">
              <text:list-item>
                <text:p text:style-name="P73">Try to implement the edit of an article. Doesn’t work. </text:p>
              </text:list-item>
              <text:list-item>
                <text:p text:style-name="P73">Prof is connected → ask help</text:p>
              </text:list-item>
            </text:list>
          </table:table-cell>
          <table:table-cell table:style-name="Tableau2.B2" office:value-type="string">
            <text:list xml:id="list94518977066926" text:continue-numbering="true" text:style-name="L5">
              <text:list-item>
                <text:p text:style-name="P52">Try to implement edit of an article</text:p>
                <text:p text:style-name="P53">→ probleme avec la requete sql… wtf</text:p>
              </text:list-item>
              <text:list-item>
                <text:p text:style-name="P53"/>
              </text:list-item>
            </text:list>
          </table:table-cell>
        </table:table-row>
        <table:table-row table:style-name="Tableau2.5">
          <table:table-cell table:style-name="Tableau2.A2" office:value-type="string">
            <text:p text:style-name="P2">Vendredi 1<text:span text:style-name="T9">7</text:span>/04/2020</text:p>
          </table:table-cell>
          <table:table-cell table:style-name="Tableau2.B2" office:value-type="string">
            <text:p text:style-name="P7">Week end</text:p>
          </table:table-cell>
        </table:table-row>
        <table:table-row table:style-name="Tableau2.6">
          <table:table-cell table:style-name="Tableau2.A2" office:value-type="string">
            <text:list xml:id="list2501702661" text:style-name="L6">
              <text:list-header>
                <text:p text:style-name="P41"/>
                <text:p text:style-name="P46"/>
              </text:list-header>
            </text:list>
          </table:table-cell>
          <table:table-cell table:style-name="Tableau2.B2" office:value-type="string">
            <text:p text:style-name="P4"><text:s/><text:span text:style-name="T10">repos</text:span></text:p>
          </table:table-cell>
        </table:table-row>
      </table:table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">Lundi <text:span text:style-name="T11">20</text:span>/04/2020</text:p>
          </table:table-cell>
          <table:table-cell table:style-name="Tableau3.B1" office:value-type="string">
            <text:p text:style-name="P3">Mardi <text:span text:style-name="T11">21</text:span>/04/2020</text:p>
          </table:table-cell>
        </table:table-row>
        <table:table-row table:style-name="Tableau3.2">
          <table:table-cell table:style-name="Tableau3.A2" office:value-type="string">
            <text:list xml:id="list3801080100" text:style-name="L7">
              <text:list-item>
                <text:p text:style-name="P54">Set up du projet sur le pc portable</text:p>
              </text:list-item>
            </text:list>
          </table:table-cell>
          <table:table-cell table:style-name="Tableau3.B2" office:value-type="string">
            <text:list xml:id="list94519964856795" text:continue-numbering="true" text:style-name="L7">
              <text:list-item>
                <text:p text:style-name="P55">Add working addToCart</text:p>
              </text:list-item>
              <text:list-item>
                <text:p text:style-name="P56">Ask teacher for req_action</text:p>
              </text:list-item>
              <text:list-item>
                <text:p text:style-name="P57">update Index.php to make req_action work. <text:span text:style-name="T13">It worked.</text:span></text:p>
              </text:list-item>
              <text:list-item>
                <text:p text:style-name="P56">Update cart controller with req_action</text:p>
              </text:list-item>
              <text:list-item>
                <text:p text:style-name="P58">add $msg for positi<text:span text:style-name="T12">v</text:span>e message</text:p>
              </text:list-item>
              <text:list-item>
                <text:p text:style-name="P59">update model cart</text:p>
              </text:list-item>
            </text:list>
          </table:table-cell>
        </table:table-row>
        <table:table-row>
          <table:table-cell table:style-name="Tableau3.A2" office:value-type="string">
            <text:p text:style-name="P3">Mercredi <text:span text:style-name="T11">22</text:span>/04/2020</text:p>
          </table:table-cell>
          <table:table-cell table:style-name="Tableau3.B2" office:value-type="string">
            <text:p text:style-name="P3">Jeudi <text:span text:style-name="T11">23</text:span>/04/2020</text:p>
          </table:table-cell>
        </table:table-row>
        <table:table-row table:style-name="Tableau3.4">
          <table:table-cell table:style-name="Tableau3.A2" office:value-type="string">
            <text:list xml:id="list879716527" text:style-name="L8">
              <text:list-item>
                <text:p text:style-name="P74">Update model cart, model article, controller cart and view cart. </text:p>
              </text:list-item>
              <text:list-item>
                <text:p text:style-name="P74">Add an if to suppress the button buy for people that are not connected.</text:p>
              </text:list-item>
              <text:list-item>
                <text:p text:style-name="P75">Add Delete order from the cart</text:p>
              </text:list-item>
            </text:list>
          </table:table-cell>
          <table:table-cell table:style-name="Tableau3.B2" office:value-type="string">
            <text:list xml:id="list94519704124619" text:continue-numbering="true" text:style-name="L8">
              <text:list-item>
                <text:p text:style-name="P79"><text:span text:style-name="T15">Add stars vote. Back end does not work. </text:span></text:p>
              </text:list-item>
            </text:list>
          </table:table-cell>
        </table:table-row>
        <table:table-row table:style-name="Tableau3.5">
          <table:table-cell table:style-name="Tableau3.A2" office:value-type="string">
            <text:p text:style-name="P3">Vendredi <text:span text:style-name="T11">24</text:span>/04/2020</text:p>
          </table:table-cell>
          <table:table-cell table:style-name="Tableau3.B2" office:value-type="string">
            <text:p text:style-name="P8">Week end</text:p>
          </table:table-cell>
        </table:table-row>
        <table:table-row table:style-name="Tableau3.6">
          <table:table-cell table:style-name="Tableau3.A2" office:value-type="string">
            <text:list xml:id="list2873335415" text:style-name="L10">
              <text:list-header>
                <text:p text:style-name="P42"/>
              </text:list-header>
              <text:list-item>
                <text:p text:style-name="P80"><text:span text:style-name="T16">Add getAllOrders for admin </text:span></text:p>
              </text:list-item>
            </text:list>
          </table:table-cell>
          <table:table-cell table:style-name="Tableau3.B2" office:value-type="string">
            <text:p text:style-name="P5"/>
          </table:table-cell>
        </table:table-row>
      </table:table>
      <text:p text:style-name="P13"/>
      <text:p text:style-name="P25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77">Lundi <text:span text:style-name="T11">27</text:span>/04/2020</text:p>
          </table:table-cell>
          <table:table-cell table:style-name="Tableau4.B1" office:value-type="string">
            <text:p text:style-name="P77">Mardi <text:span text:style-name="T11">28</text:span>/04/2020</text:p>
          </table:table-cell>
        </table:table-row>
        <table:table-row table:style-name="Tableau4.2">
          <table:table-cell table:style-name="Tableau4.A2" office:value-type="string">
            <text:list xml:id="list94519051013117" text:continue-list="list94519964856795" text:style-name="L7">
              <text:list-item>
                <text:p text:style-name="P61">Validation of an order. Work !</text:p>
              </text:list-item>
              <text:list-item>
                <text:p text:style-name="P62">Test of implementing that the button «validate order» don’t appears if it had already been pushed. <text:s/></text:p>
              </text:list-item>
              <text:list-item>
                <text:p text:style-name="P63">Teacher is helping</text:p>
              </text:list-item>
              <text:list-item>
                <text:p text:style-name="P64">update dump of the DB to add the active field</text:p>
              </text:list-item>
              <text:list-item>
                <text:p text:style-name="P63">add working update of an article</text:p>
              </text:list-item>
              <text:list-item>
                <text:p text:style-name="P65">test to implement images</text:p>
              </text:list-item>
              <text:list-item>
                <text:p text:style-name="P66">Bug sql query debbuged :D </text:p>
              </text:list-item>
            </text:list>
          </table:table-cell>
          <table:table-cell table:style-name="Tableau4.B2" office:value-type="string">
            <text:list xml:id="list94519156925710" text:continue-numbering="true" text:style-name="L7">
              <text:list-item>
                <text:p text:style-name="P60"/>
              </text:list-item>
            </text:list>
          </table:table-cell>
        </table:table-row>
        <table:table-row>
          <table:table-cell table:style-name="Tableau4.A2" office:value-type="string">
            <text:p text:style-name="P77">Mercredi <text:span text:style-name="T11">29</text:span>/04/2020</text:p>
          </table:table-cell>
          <table:table-cell table:style-name="Tableau4.B2" office:value-type="string">
            <text:p text:style-name="P77">Jeudi <text:span text:style-name="T14">30</text:span>/04/2020</text:p>
          </table:table-cell>
        </table:table-row>
        <table:table-row table:style-name="Tableau4.4">
          <table:table-cell table:style-name="Tableau4.A2" office:value-type="string">
            <text:list xml:id="list3085402962" text:style-name="L12">
              <text:list-item>
                <text:p text:style-name="P76"/>
              </text:list-item>
            </text:list>
          </table:table-cell>
          <table:table-cell table:style-name="Tableau4.B2" office:value-type="string">
            <text:list xml:id="list94520477465741" text:continue-numbering="true" text:style-name="L12">
              <text:list-item>
                <text:p text:style-name="P81"><text:span text:style-name="T15"/></text:p>
              </text:list-item>
            </text:list>
          </table:table-cell>
        </table:table-row>
        <table:table-row table:style-name="Tableau4.5">
          <table:table-cell table:style-name="Tableau4.A2" office:value-type="string">
            <text:p text:style-name="P77">Vendredi <text:span text:style-name="T14">01</text:span>/0<text:span text:style-name="T14">5</text:span>/2020</text:p>
          </table:table-cell>
          <table:table-cell table:style-name="Tableau4.B2" office:value-type="string">
            <text:p text:style-name="P78">Week end</text:p>
          </table:table-cell>
        </table:table-row>
        <text:soft-page-break/>
        <table:table-row table:style-name="Tableau4.6">
          <table:table-cell table:style-name="Tableau4.A2" office:value-type="string">
            <text:list xml:id="list2711352779" text:style-name="L13">
              <text:list-header>
                <text:p text:style-name="P43"/>
              </text:list-header>
              <text:list-item>
                <text:p text:style-name="P82"><text:span text:style-name="T16"/></text:p>
              </text:list-item>
            </text:list>
          </table:table-cell>
          <table:table-cell table:style-name="Tableau4.B2" office:value-type="string">
            <text:p text:style-name="P48"/>
          </table:table-cell>
        </table:table-row>
      </table:table>
      <text:p text:style-name="P25">TODO</text:p>
      <text:p text:style-name="P16"/>
      <text:list xml:id="list2211057674" text:style-name="L11">
        <text:list-item>
          <text:p text:style-name="P26"><text:span text:style-name="Source_20_Text"><text:span text:style-name="T8">Faire en sorte que lorsque quelqu’un créé son compte, il se connecte directement</text:span></text:span></text:p>
        </text:list-item>
      </text:list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0:20:25.299000000</meta:creation-date>
    <dc:date>2020-04-28T09:44:41.460000000</dc:date>
    <meta:editing-duration>P5DT13H19M22S</meta:editing-duration>
    <meta:editing-cycles>94</meta:editing-cycles>
    <meta:generator>LibreOffice/6.0.6.2$Windows_X86_64 LibreOffice_project/0c292870b25a325b5ed35f6b45599d2ea4458e77</meta:generator>
    <meta:document-statistic meta:table-count="4" meta:image-count="0" meta:object-count="0" meta:page-count="4" meta:paragraph-count="93" meta:word-count="506" meta:character-count="2649" meta:non-whitespace-character-count="2272"/>
  </office:meta>
</office:document-meta>
</file>